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table:style-name="ce5"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/>
          <table:table-cell office:value-type="string">
            <text:p>Implementar en Ruby una función es_palíndromo con sus respectivas pruebas unitarias.</text:p>
          </table:table-cell>
          <table:table-cell table:style-name="ce5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/>
          <table:table-cell office:value-type="string">
            <text:p>Implementar en ruby una función es_de_fibonacci con sus respectivas pruebas unitarias.</text:p>
          </table:table-cell>
          <table:table-cell table:style-name="ce5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style-name="ce3" table:number-columns-repeated="2"/>
          <table:table-cell table:style-name="Default"/>
          <table:table-cell table:style-name="ce3"/>
          <table:table-cell table:style-name="ce6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03T22:08:33</dc:date>
    <dc:creator>Erica </dc:creator>
    <meta:editing-duration>P0D</meta:editing-duration>
    <meta:editing-cycles>6</meta:editing-cycles>
    <meta:generator>LibreOffice/3.5$Linux_x86 LibreOffice_project/350m1$Build-2</meta:generator>
    <meta:document-statistic meta:table-count="3" meta:cell-count="18" meta:object-count="0"/>
  </office:meta>
</office:document-meta>
</file>